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ist_20_Paragraph" style:list-style-name="List_20_1">
      <style:paragraph-properties fo:margin-top="0.256cm" fo:margin-bottom="0cm" style:contextual-spacing="false" fo:line-height="100%" fo:text-align="start" style:justify-single-word="false">
        <style:tab-stops>
          <style:tab-stop style:position="0.215cm"/>
        </style:tab-stops>
      </style:paragraph-properties>
    </style:style>
    <style:style style:name="P2" style:family="paragraph" style:parent-style-name="List_20_Paragraph" style:list-style-name="List_20_1">
      <style:paragraph-properties fo:margin-top="0.272cm" fo:margin-bottom="0cm" style:contextual-spacing="false" fo:line-height="100%" fo:text-align="start" style:justify-single-word="false">
        <style:tab-stops>
          <style:tab-stop style:position="0.215cm"/>
        </style:tab-stops>
      </style:paragraph-properties>
    </style:style>
    <style:style style:name="P3" style:family="paragraph" style:parent-style-name="List_20_Paragraph" style:list-style-name="List_20_1">
      <style:paragraph-properties fo:margin-top="0cm" fo:margin-bottom="0cm" style:contextual-spacing="false" fo:line-height="100%" fo:text-align="start" style:justify-single-word="false">
        <style:tab-stops>
          <style:tab-stop style:position="0.215cm"/>
        </style:tab-stops>
      </style:paragraph-properties>
    </style:style>
    <style:style style:name="P4" style:family="paragraph" style:parent-style-name="List_20_Paragraph" style:list-style-name="Numbering_20_123">
      <style:paragraph-properties fo:margin-top="0.272cm" fo:margin-bottom="0cm" style:contextual-spacing="false" fo:line-height="100%" fo:text-align="start" style:justify-single-word="false">
        <style:tab-stops>
          <style:tab-stop style:position="0.215cm"/>
        </style:tab-stops>
      </style:paragraph-properties>
    </style:style>
    <style:style style:name="P5" style:family="paragraph" style:parent-style-name="List_20_Paragraph" style:list-style-name="WWNum3">
      <style:paragraph-properties fo:margin-left="0.392cm" fo:margin-right="0cm" fo:margin-top="0cm" fo:margin-bottom="0cm" style:contextual-spacing="false" fo:line-height="100%" fo:text-align="start" style:justify-single-word="false" fo:text-indent="-0.392cm" style:auto-text-indent="false">
        <style:tab-stops>
          <style:tab-stop style:position="0.392cm"/>
        </style:tab-stops>
      </style:paragraph-properties>
    </style:style>
    <style:style style:name="P6" style:family="paragraph" style:parent-style-name="List_20_Paragraph" style:list-style-name="WWNum3">
      <style:paragraph-properties fo:margin-left="0.392cm" fo:margin-right="0cm" fo:margin-top="0.272cm" fo:margin-bottom="0cm" style:contextual-spacing="false" fo:line-height="100%" fo:text-align="start" style:justify-single-word="false" fo:text-indent="-0.392cm" style:auto-text-indent="false">
        <style:tab-stops>
          <style:tab-stop style:position="0.392cm"/>
        </style:tab-stops>
      </style:paragraph-properties>
    </style:style>
    <style:style style:name="P7" style:family="paragraph" style:parent-style-name="List_20_Paragraph" style:list-style-name="Numbering_20_123">
      <style:paragraph-properties fo:margin-left="0cm" fo:margin-right="0cm" fo:margin-top="0.272cm" fo:margin-bottom="0cm" style:contextual-spacing="false" fo:line-height="100%" fo:text-align="start" style:justify-single-word="false" fo:text-indent="0cm" style:auto-text-indent="false">
        <style:tab-stops>
          <style:tab-stop style:position="0.392cm"/>
        </style:tab-stops>
      </style:paragraph-properties>
    </style:style>
    <style:style style:name="P8" style:family="paragraph" style:parent-style-name="List_20_Paragraph" style:list-style-name="List_20_1">
      <style:paragraph-properties fo:margin-top="0.272cm" fo:margin-bottom="0cm" style:contextual-spacing="false" fo:line-height="166%" fo:text-align="start" style:justify-single-word="false">
        <style:tab-stops>
          <style:tab-stop style:position="0.215cm"/>
        </style:tab-stops>
      </style:paragraph-properties>
      <style:text-properties officeooo:paragraph-rsid="001ad7b7"/>
    </style:style>
    <style:style style:name="P9" style:family="paragraph" style:parent-style-name="List_20_Paragraph" style:list-style-name="List_20_1">
      <style:paragraph-properties fo:margin-left="0cm" fo:margin-right="0cm" fo:margin-top="0.272cm" fo:margin-bottom="0cm" style:contextual-spacing="false" fo:line-height="166%" fo:text-align="start" style:justify-single-word="false" fo:text-indent="0cm" style:auto-text-indent="false">
        <style:tab-stops>
          <style:tab-stop style:position="0.215cm"/>
        </style:tab-stops>
      </style:paragraph-properties>
      <style:text-properties officeooo:paragraph-rsid="001ad7b7"/>
    </style:style>
    <style:style style:name="P10" style:family="paragraph" style:parent-style-name="List_20_Paragraph" style:list-style-name="Numbering_20_123">
      <style:paragraph-properties fo:margin-top="0.272cm" fo:margin-bottom="0cm" style:contextual-spacing="false" fo:line-height="166%" fo:text-align="start" style:justify-single-word="false">
        <style:tab-stops>
          <style:tab-stop style:position="0.215cm"/>
        </style:tab-stops>
      </style:paragraph-properties>
    </style:style>
    <style:style style:name="P11" style:family="paragraph" style:parent-style-name="List_20_Paragraph" style:list-style-name="WWNum3">
      <style:paragraph-properties fo:margin-left="0cm" fo:margin-right="3.337cm" fo:margin-top="0.272cm" fo:margin-bottom="0cm" style:contextual-spacing="false" fo:line-height="166%" fo:text-align="start" style:justify-single-word="false" fo:text-indent="0cm" style:auto-text-indent="false">
        <style:tab-stops>
          <style:tab-stop style:position="0.392cm"/>
        </style:tab-stops>
      </style:paragraph-properties>
    </style:style>
    <style:style style:name="P12" style:family="paragraph" style:parent-style-name="List_20_Paragraph" style:list-style-name="Numbering_20_123">
      <style:paragraph-properties fo:margin-left="0cm" fo:margin-right="0cm" fo:margin-top="0.272cm" fo:margin-bottom="0cm" style:contextual-spacing="false" fo:line-height="103%" fo:text-align="start" style:justify-single-word="false" fo:text-indent="0cm" style:auto-text-indent="false">
        <style:tab-stops>
          <style:tab-stop style:position="0.392cm"/>
        </style:tab-stops>
      </style:paragraph-properties>
    </style:style>
    <style:style style:name="P13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style:font-name="Arial" fo:font-size="18pt" fo:font-weight="bold" style:font-size-asian="18pt" style:font-weight-asian="bold"/>
    </style:style>
    <style:style style:name="P14" style:family="paragraph" style:parent-style-name="Text_20_body">
      <style:paragraph-properties fo:margin-left="0cm" fo:margin-right="7.927cm" fo:margin-top="0cm" fo:margin-bottom="0cm" style:contextual-spacing="false" fo:line-height="166%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3%" fo:text-indent="0cm" style:auto-text-indent="false"/>
    </style:style>
    <style:style style:name="P16" style:family="paragraph" style:parent-style-name="Text_20_body">
      <style:paragraph-properties fo:margin-left="0cm" fo:margin-right="0cm" fo:line-height="103%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ad7b7" officeooo:paragraph-rsid="001ad7b7"/>
    </style:style>
    <style:style style:name="P20" style:family="paragraph" style:parent-style-name="Text_20_body" style:list-style-name="List_20_1">
      <style:paragraph-properties fo:margin-top="0cm" fo:margin-bottom="0cm" style:contextual-spacing="false"/>
    </style:style>
    <style:style style:name="P21" style:family="paragraph" style:parent-style-name="Text_20_body" style:list-style-name="List_20_1">
      <style:paragraph-properties fo:margin-left="0cm" fo:margin-right="0cm" fo:margin-top="0.258cm" fo:margin-bottom="0cm" style:contextual-spacing="false" fo:text-indent="0cm" style:auto-text-indent="false"/>
      <style:text-properties fo:font-size="11pt" style:font-size-asian="11pt" style:font-size-complex="11pt"/>
    </style:style>
    <style:style style:name="P22" style:family="paragraph" style:parent-style-name="Text_20_body">
      <style:paragraph-properties fo:margin-left="0cm" fo:margin-right="0cm" fo:margin-top="0.261cm" fo:margin-bottom="0cm" style:contextual-spacing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23" style:family="paragraph" style:parent-style-name="Text_20_body" style:master-page-name="Converted1">
      <style:paragraph-properties fo:margin-left="0cm" fo:margin-right="0cm" fo:margin-top="0.131cm" fo:margin-bottom="0cm" style:contextual-spacing="false" fo:text-indent="0cm" style:auto-text-indent="false" style:page-number="auto"/>
      <style:text-properties fo:font-size="10.5pt" fo:font-weight="bold" style:font-size-asian="10.5pt" style:font-weight-asian="bold" style:font-size-complex="10.5pt" style:font-weight-complex="bold"/>
    </style:style>
    <style:style style:name="P24" style:family="paragraph" style:parent-style-name="Title" style:master-page-name="Standard">
      <style:paragraph-properties style:page-number="auto"/>
    </style:style>
    <style:style style:name="T1" style:family="text">
      <style:text-properties fo:letter-spacing="-0.004cm"/>
    </style:style>
    <style:style style:name="T2" style:family="text">
      <style:text-properties fo:letter-spacing="-0.004cm" fo:font-weight="bold" style:font-weight-asian="bold" style:font-weight-complex="bold"/>
    </style:style>
    <style:style style:name="T3" style:family="text">
      <style:text-properties fo:letter-spacing="-0.012cm"/>
    </style:style>
    <style:style style:name="T4" style:family="text">
      <style:text-properties fo:letter-spacing="-0.007cm"/>
    </style:style>
    <style:style style:name="T5" style:family="text">
      <style:text-properties fo:letter-spacing="-0.005cm"/>
    </style:style>
    <style:style style:name="T6" style:family="text">
      <style:text-properties fo:font-size="10pt" style:font-size-asian="10pt"/>
    </style:style>
    <style:style style:name="T7" style:family="text">
      <style:text-properties fo:font-size="10pt" officeooo:rsid="001ad7b7" style:font-size-asian="10pt"/>
    </style:style>
    <style:style style:name="T8" style:family="text">
      <style:text-properties fo:font-size="10pt" fo:letter-spacing="-0.004cm" style:font-size-asian="10pt"/>
    </style:style>
    <style:style style:name="T9" style:family="text">
      <style:text-properties fo:font-size="10pt" fo:letter-spacing="-0.012cm" style:font-size-asian="10pt"/>
    </style:style>
    <style:style style:name="T10" style:family="text">
      <style:text-properties fo:font-size="10pt" fo:letter-spacing="-0.019cm" style:font-size-asian="10pt"/>
    </style:style>
    <style:style style:name="T11" style:family="text">
      <style:text-properties fo:font-size="10pt" fo:letter-spacing="-0.019cm" fo:font-weight="bold" style:font-size-asian="10pt" style:font-weight-asian="bold" style:font-weight-complex="bold"/>
    </style:style>
    <style:style style:name="T12" style:family="text">
      <style:text-properties fo:font-size="10pt" fo:letter-spacing="-0.009cm" style:font-size-asian="10pt"/>
    </style:style>
    <style:style style:name="T13" style:family="text">
      <style:text-properties fo:font-size="10pt" fo:letter-spacing="-0.011cm" style:font-size-asian="10pt"/>
    </style:style>
    <style:style style:name="T14" style:family="text">
      <style:text-properties fo:font-size="10pt" fo:letter-spacing="-0.007cm" style:font-size-asian="10pt"/>
    </style:style>
    <style:style style:name="T15" style:family="text">
      <style:text-properties fo:font-size="10pt" fo:letter-spacing="-0.016cm" style:font-size-asian="10pt"/>
    </style:style>
    <style:style style:name="T16" style:family="text">
      <style:text-properties fo:font-size="10pt" fo:font-weight="bold" style:font-size-asian="10pt" style:font-weight-asian="bold" style:font-weight-complex="bold"/>
    </style:style>
    <style:style style:name="T17" style:family="text">
      <style:text-properties fo:letter-spacing="-0.009cm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0.5pt" fo:letter-spacing="-0.004cm" fo:font-weight="bold" style:font-size-asian="10.5pt" style:font-weight-asian="bold" style:font-size-complex="10.5pt" style:font-weight-complex="bold"/>
    </style:style>
    <style:style style:name="T20" style:family="text">
      <style:text-properties fo:font-size="10.5pt" fo:letter-spacing="-0.004cm" style:font-size-asian="10.5pt" style:font-size-complex="10.5pt"/>
    </style:style>
    <style:style style:name="T21" style:family="text">
      <style:text-properties fo:font-size="10.5pt" fo:font-weight="bold" style:font-size-asian="10.5pt" style:font-weight-asian="bold" style:font-size-complex="10.5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4">Hospital Dashboard — Power BI <text:span text:style-name="T1">Project</text:span></text:p>
        <text:p text:style-name="P13"/>
        <text:p text:style-name="P14">Hospital<text:span text:style-name="T3"> </text:span>Dashboard<text:span text:style-name="T3"> </text:span>—<text:span text:style-name="T3"> </text:span>Power<text:span text:style-name="T3"> </text:span>BI<text:span text:style-name="T3"> </text:span>Report <text:span text:style-name="T19">Overview</text:span></text:p>
        <text:p text:style-name="P15">This Power BI project visualizes key hospital data including patient details, waiting times, department<text:span text:style-name="T4"> </text:span>performance,<text:span text:style-name="T4"> </text:span>and<text:span text:style-name="T4"> </text:span>patient<text:span text:style-name="T4"> </text:span>satisfaction<text:span text:style-name="T4"> </text:span>levels.<text:span text:style-name="T4"> </text:span>The<text:span text:style-name="T4"> </text:span>dashboard<text:span text:style-name="T4"> </text:span>provides<text:span text:style-name="T4"> </text:span>an<text:span text:style-name="T4"> </text:span>analytical overview that helps hospital management make data-driven decisions to improve operational efficiency and patient experience.</text:p>
        <text:p text:style-name="P22"><text:span text:style-name="T1">Objective</text:span></text:p>
        <text:p text:style-name="P16">The<text:span text:style-name="T5"> </text:span>main<text:span text:style-name="T5"> </text:span>objective<text:span text:style-name="T5"> </text:span>of<text:span text:style-name="T5"> </text:span>this<text:span text:style-name="T5"> </text:span>project<text:span text:style-name="T5"> </text:span>is<text:span text:style-name="T5"> </text:span>to<text:span text:style-name="T5"> </text:span>design<text:span text:style-name="T5"> </text:span>an<text:span text:style-name="T5"> </text:span>interactive<text:span text:style-name="T5"> </text:span>Power<text:span text:style-name="T5"> </text:span>BI<text:span text:style-name="T5"> </text:span>dashboard<text:span text:style-name="T5"> </text:span>that<text:span text:style-name="T5"> </text:span>helps<text:span text:style-name="T5"> </text:span>monitor and analyze:</text:p>
        <text:list xml:id="list2723290587" text:style-name="List_20_1">
          <text:list-item>
            <text:p text:style-name="P1"><text:span text:style-name="T6">Patient flow and admission </text:span><text:span text:style-name="T8">details</text:span></text:p>
          </text:list-item>
          <text:list-item>
            <text:p text:style-name="P2"><text:span text:style-name="T6">Average waiting time per </text:span><text:span text:style-name="T8">department</text:span></text:p>
          </text:list-item>
          <text:list-item>
            <text:p text:style-name="P2"><text:span text:style-name="T6">Department-wise performance </text:span><text:span text:style-name="T8">metrics</text:span></text:p>
          </text:list-item>
          <text:list-item>
            <text:p text:style-name="P8"><text:span text:style-name="T6">Patient</text:span><text:span text:style-name="T9"> </text:span><text:span text:style-name="T6">satisfaction</text:span><text:span text:style-name="T9"> </text:span><text:span text:style-name="T6">ratings</text:span><text:span text:style-name="T9"> </text:span><text:span text:style-name="T6">and</text:span><text:span text:style-name="T9"> </text:span><text:span text:style-name="T6">feedback</text:span><text:span text:style-name="T9"> </text:span><text:span text:style-name="T6">trends Dataset Description</text:span></text:p>
          </text:list-item>
          <text:list-item>
            <text:p text:style-name="P8">The dataset used in this dashboard contains patient-related records such <text:span text:style-name="T17">as:</text:span></text:p>
          </text:list-item>
        </text:list>
        <text:list xml:id="list4031225955" text:style-name="Numbering_20_123">
          <text:list-item>
            <text:p text:style-name="P4"><text:span text:style-name="T6">Patient ID and basic </text:span><text:span text:style-name="T8">details</text:span></text:p>
          </text:list-item>
          <text:list-item>
            <text:p text:style-name="P4"><text:span text:style-name="T6">Date of visit or </text:span><text:span text:style-name="T8">admission</text:span></text:p>
          </text:list-item>
          <text:list-item>
            <text:p text:style-name="P4"><text:span text:style-name="T6">Department consulted (e.g., Cardiology, Pediatrics, Emergency, </text:span><text:span text:style-name="T8">etc.)</text:span></text:p>
          </text:list-item>
          <text:list-item>
            <text:p text:style-name="P4"><text:span text:style-name="T6">Waiting time before </text:span><text:span text:style-name="T8">consultation</text:span></text:p>
          </text:list-item>
          <text:list-item>
            <text:p text:style-name="P4"><text:span text:style-name="T6">Satisfaction rating (on a 1–5 scale or </text:span><text:span text:style-name="T8">percentage)</text:span></text:p>
          </text:list-item>
          <text:list-item>
            <text:p text:style-name="P10"><text:span text:style-name="T6">Doctor or staff assigned </text:span><text:span text:style-name="T16">DAX</text:span><text:span text:style-name="T11"> </text:span><text:span text:style-name="T16">Formulas</text:span><text:span text:style-name="T11"> </text:span><text:span text:style-name="T16">&amp;</text:span><text:span text:style-name="T11"> </text:span><text:span text:style-name="T16">Calculations</text:span></text:p>
          </text:list-item>
        </text:list>
        <text:p text:style-name="P17"><text:span text:style-name="T16"/></text:p>
        <text:list xml:id="list120937326309705" text:continue-list="list2723290587" text:style-name="List_20_1">
          <text:list-item>
            <text:p text:style-name="P20">Several DAX formulas were implemented to enhance insights and create custom KPIs, such <text:span text:style-name="T17">as:</text:span></text:p>
          </text:list-item>
        </text:list>
        <text:list xml:id="list120935890500720" text:continue-list="list4031225955" text:style-name="Numbering_20_123">
          <text:list-header>
            <text:p text:style-name="P7"><text:span text:style-name="T7"><text:s text:c="6"/>1. <text:s text:c="4"/></text:span><text:span text:style-name="T6">Total Patients = </text:span><text:span text:style-name="T8">COUNTROWS(Patients)</text:span></text:p>
            <text:p text:style-name="P7"><text:span text:style-name="T7"><text:s text:c="6"/>2. <text:s text:c="4"/></text:span><text:span text:style-name="T6">Average Waiting Time = AVERAGE(Patients[Waiting </text:span><text:span text:style-name="T8">Time])</text:span></text:p>
            <text:p text:style-name="P7"><text:span text:style-name="T7"><text:s text:c="6"/>3. <text:s text:c="4"/></text:span><text:span text:style-name="T6">Satisfaction % = AVERAGE(Patients[Satisfaction Score]) * </text:span><text:span text:style-name="T12">100</text:span></text:p>
            <text:p text:style-name="P7"><text:span text:style-name="T7"><text:s text:c="6"/>4. <text:s text:c="4"/></text:span><text:span text:style-name="T6">Patients per Department = </text:span><text:span text:style-name="T8">COUNTROWS(VALUES(Patients[Department]))</text:span></text:p>
            <text:p text:style-name="P12"><text:span text:style-name="T7"><text:s text:c="6"/>5. <text:s text:c="4"/></text:span><text:span text:style-name="T6">Max</text:span><text:span text:style-name="T13"> </text:span><text:span text:style-name="T6">Waiting</text:span><text:span text:style-name="T13"> </text:span><text:span text:style-name="T6">Department</text:span><text:span text:style-name="T13"> </text:span><text:span text:style-name="T6">=</text:span><text:span text:style-name="T13"> </text:span><text:span text:style-name="T6">MAXX(SUMMARIZE(Patients,</text:span><text:span text:style-name="T13"> </text:span><text:span text:style-name="T6">Patients[Department],</text:span><text:span text:style-name="T13"> </text:span><text:span text:style-name="T6">"Wait", <text:s text:c="5"/>AVERAGE(Patients[Waiting Time])), [Wait])</text:span></text:p>
          </text:list-header>
        </text:list>
        <text:list xml:id="list120936949501711" text:continue-list="list120937326309705" text:style-name="List_20_1">
          <text:list-header>
            <text:p text:style-name="P21"><text:span text:style-name="T18">Dashboard </text:span><text:span text:style-name="T2">Features</text:span></text:p>
            <text:list>
              <text:list-item>
                <text:p text:style-name="P2"><text:span text:style-name="T6">Interactive filters for department, satisfaction level, and time </text:span><text:span text:style-name="T8">period</text:span></text:p>
              </text:list-item>
              <text:list-item>
                <text:p text:style-name="P2"><text:span text:style-name="T6">KPIs for total patients, average waiting time, and satisfaction </text:span><text:span text:style-name="T8">score</text:span></text:p>
              </text:list-item>
              <text:list-item>
                <text:p text:style-name="P2"><text:span text:style-name="T6">Department-wise bar and pie charts for patient </text:span><text:span text:style-name="T8">distribution</text:span></text:p>
              </text:list-item>
              <text:list-item>
                <text:p text:style-name="P2"><text:span text:style-name="T6">Trend lines showing patient count and satisfaction over </text:span><text:span text:style-name="T14">time</text:span></text:p>
              </text:list-item>
              <text:list-item>
                <text:p text:style-name="P2"><text:span text:style-name="T6">Color-coded visuals for better </text:span><text:span text:style-name="T8">comparison</text:span></text:p>
              </text:list-item>
            </text:list>
          </text:list-header>
        </text:list>
      </text:section>
      <text:p text:style-name="P23">Key <text:span text:style-name="T1">Insights</text:span></text:p>
      <text:list xml:id="list120937117644442" text:continue-numbering="true" text:style-name="List_20_1">
        <text:list-item>
          <text:list>
            <text:list-item>
              <text:p text:style-name="P2"><text:span text:style-name="T6">Departments with longer waiting times tend to have lower satisfaction </text:span><text:span text:style-name="T8">scores.</text:span></text:p>
            </text:list-item>
            <text:list-item>
              <text:p text:style-name="P2"><text:span text:style-name="T6">The hospital experiences higher patient load during certain time </text:span><text:span text:style-name="T8">periods.</text:span></text:p>
            </text:list-item>
            <text:list-item>
              <text:p text:style-name="P2"><text:span text:style-name="T6">Certain departments maintain consistently high satisfaction </text:span><text:span text:style-name="T8">ratings.</text:span></text:p>
            </text:list-item>
            <text:list-item>
              <text:p text:style-name="P8"><text:span text:style-name="T6">Efficient</text:span><text:span text:style-name="T14"> </text:span><text:span text:style-name="T6">departments</text:span><text:span text:style-name="T14"> </text:span><text:span text:style-name="T6">can</text:span><text:span text:style-name="T14"> </text:span><text:span text:style-name="T6">be</text:span><text:span text:style-name="T14"> </text:span><text:span text:style-name="T6">used</text:span><text:span text:style-name="T14"> </text:span><text:span text:style-name="T6">as</text:span><text:span text:style-name="T14"> </text:span><text:span text:style-name="T6">benchmarks</text:span><text:span text:style-name="T14"> </text:span><text:span text:style-name="T6">for</text:span><text:span text:style-name="T14"> </text:span><text:span text:style-name="T6">others.</text:span></text:p>
              <text:p text:style-name="P9"><text:span text:style-name="T6">Tools Used</text:span></text:p>
            </text:list-item>
            <text:list-item>
              <text:p text:style-name="P3"><text:span text:style-name="T6">Power BI Desktop for visualization and DAX </text:span><text:span text:style-name="T8">formulas</text:span></text:p>
            </text:list-item>
            <text:list-item>
              <text:p text:style-name="P2"><text:span text:style-name="T6">Power Query for data cleaning and </text:span><text:span text:style-name="T8">transformation</text:span></text:p>
            </text:list-item>
            <text:list-item>
              <text:p text:style-name="P8"><text:span text:style-name="T6">Excel/CSV</text:span><text:span text:style-name="T15"> </text:span><text:span text:style-name="T6">as</text:span><text:span text:style-name="T15"> </text:span><text:span text:style-name="T6">the</text:span><text:span text:style-name="T15"> </text:span><text:span text:style-name="T6">data</text:span><text:span text:style-name="T15"> </text:span><text:span text:style-name="T6">source</text:span></text:p>
              <text:p text:style-name="P9"><text:span text:style-name="T6"><text:s/></text:span><text:span text:style-name="T21">How to Use</text:span></text:p>
            </text:list-item>
          </text:list>
        </text:list-item>
      </text:list>
      <text:list text:style-name="WWNum3">
        <text:list-item>
          <text:p text:style-name="P5"><text:span text:style-name="T6">Download the .pbix file from this </text:span><text:span text:style-name="T8">repository.</text:span></text:p>
        </text:list-item>
        <text:list-item>
          <text:p text:style-name="P6"><text:span text:style-name="T6">Open it in Power BI Desktop (latest version </text:span><text:span text:style-name="T8">recommended).</text:span></text:p>
        </text:list-item>
        <text:list-item>
          <text:p text:style-name="P6"><text:span text:style-name="T6">Refresh data if you want to connect it to a live or updated </text:span><text:span text:style-name="T8">dataset.</text:span></text:p>
        </text:list-item>
        <text:list-item>
          <text:p text:style-name="P11"><text:span text:style-name="T6">Explore</text:span><text:span text:style-name="T14"> </text:span><text:span text:style-name="T6">visuals</text:span><text:span text:style-name="T14"> </text:span><text:span text:style-name="T6">and</text:span><text:span text:style-name="T14"> </text:span><text:span text:style-name="T6">filters</text:span><text:span text:style-name="T14"> </text:span><text:span text:style-name="T6">to</text:span><text:span text:style-name="T14"> </text:span><text:span text:style-name="T6">view</text:span><text:span text:style-name="T14"> </text:span><text:span text:style-name="T6">different</text:span><text:span text:style-name="T14"> </text:span><text:span text:style-name="T6">aspects</text:span><text:span text:style-name="T14"> </text:span><text:span text:style-name="T6">of</text:span><text:span text:style-name="T14"> </text:span><text:span text:style-name="T6">hospital</text:span><text:span text:style-name="T14"> </text:span><text:span text:style-name="T6">performance. </text:span><text:span text:style-name="T19">Author</text:span></text:p>
        </text:list-item>
      </text:list>
      <text:p text:style-name="P19">Chandana A</text:p>
      <text:p text:style-name="P19">Deepthi C</text:p>
      <text:p text:style-name="P18">Hospital Dashboard Power BI <text:span text:style-name="T1">Projec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215cm" fo:margin-right="0cm" fo:margin-top="0.272cm" fo:margin-bottom="0cm" style:contextual-spacing="false" fo:text-indent="-0.215cm" style:auto-text-indent="false"/>
      <style:text-properties style:font-name="Arial MT" fo:font-family="'Arial MT'" style:font-family-generic="roman" style:font-pitch="variable" fo:font-size="10pt" fo:language="en" fo:country="US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1.732cm" fo:margin-right="0cm" fo:margin-top="0.113cm" fo:margin-bottom="0cm" style:contextual-spacing="false" fo:text-indent="0cm" style:auto-text-indent="false"/>
      <style:text-properties style:font-name="Arial" fo:font-family="Arial" style:font-family-generic="roman" style:font-pitch="variable" fo:font-size="18pt" fo:language="en" fo:country="US" fo:font-weight="bold" style:font-name-asian="Arial2" style:font-family-asian="Arial" style:font-family-generic-asian="system" style:font-pitch-asian="variable" style:font-size-asian="18pt" style:language-asian="en" style:country-asian="US" style:font-weight-asian="bold" style:font-name-complex="Arial2" style:font-family-complex="Arial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215cm" fo:margin-right="0cm" fo:margin-top="0.272cm" fo:margin-bottom="0cm" style:contextual-spacing="false" fo:text-indent="-0.215cm" style:auto-text-indent="false"/>
      <style:text-properties style:font-name="Arial MT" fo:font-family="'Arial MT'" style:font-family-generic="roman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 MT" fo:font-family="'Arial MT'" style:font-family-generic="roman" style:font-pitch="variable" fo:font-size="10pt" fo:letter-spacing="normal" fo:language="en" fo:country="US" fo:font-style="normal" fo:font-weight="normal" style:font-name-asian="Arial MT1" style:font-family-asian="'Arial MT'" style:font-family-generic-asian="system" style:font-pitch-asian="variable" style:font-size-asian="10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 MT" fo:font-family="'Arial MT'" style:font-family-generic="roman" style:font-pitch="variable" fo:font-size="10pt" fo:letter-spacing="normal" fo:language="en" fo:country="US" fo:font-style="normal" fo:font-weight="normal" style:font-name-asian="Arial MT1" style:font-family-asian="'Arial MT'" style:font-family-generic-asian="system" style:font-pitch-asian="variable" style:font-size-asian="10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font-size="10pt" fo:letter-spacing="normal" fo:language="en" fo:country="US" fo:font-style="normal" fo:font-weight="normal" style:font-name-asian="Arial MT1" style:font-family-asian="'Arial MT'" style:font-family-generic-asian="system" style:font-pitch-asian="variable" style:font-size-asian="10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font-size="10pt" fo:letter-spacing="normal" fo:language="en" fo:country="US" fo:font-style="normal" fo:font-weight="normal" style:font-name-asian="Arial MT1" style:font-family-asian="'Arial MT'" style:font-family-generic-asian="system" style:font-pitch-asian="variable" style:font-size-asian="10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393cm" fo:margin-left="0.393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393cm" fo:margin-left="1.898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93cm" fo:margin-left="3.4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93cm" fo:margin-left="4.921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93cm" fo:margin-left="6.43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93cm" fo:margin-left="7.94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93cm" fo:margin-left="9.45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93cm" fo:margin-left="10.96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93cm" fo:margin-left="12.47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393cm" fo:margin-left="0.393cm"/>
        </style:list-level-properties>
      </text:list-level-style-number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17cm" fo:margin-left="0.002cm"/>
        </style:list-level-properties>
        <style:text-properties fo:font-family="'Arial MT'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17cm" fo:margin-left="2.066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17cm" fo:margin-left="3.745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17cm" fo:margin-left="5.42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17cm" fo:margin-left="7.103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17cm" fo:margin-left="8.782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17cm" fo:margin-left="10.462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17cm" fo:margin-left="12.1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17cm" fo:margin-left="0.002cm"/>
        </style:list-level-properties>
        <style:text-properties fo:font-family="'Arial MT'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17cm" fo:margin-left="1.549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17cm" fo:margin-left="3.099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17cm" fo:margin-left="4.65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17cm" fo:margin-left="6.2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17cm" fo:margin-left="7.749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17cm" fo:margin-left="9.29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17cm" fo:margin-left="10.85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17cm" fo:margin-left="12.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646cm" fo:margin-bottom="0.494cm" fo:margin-left="2.75cm" fo:margin-right="2.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611cm" fo:margin-bottom="0.494cm" fo:margin-left="2.75cm" fo:margin-right="2.75cm" style:writing-mode="lr-tb" style:layout-grid-color="#c0c0c0" style:layout-grid-lines="2659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(anonymous)</meta:initial-creator>
    <dc:subject>(unspecified)</dc:subject>
    <dc:title>Hospital Dashboard Power BI Report</dc:title>
    <meta:creation-date>2025-11-05T06:23:19</meta:creation-date>
    <dc:date>2025-11-05T12:09:35.319000000</dc:date>
    <meta:editing-duration>PT4M55S</meta:editing-duration>
    <meta:generator>Edit_Docx_PLUS/7.4.0.3$Windows_X86_64 LibreOffice_project/</meta:generator>
    <meta:editing-cycles>1</meta:editing-cycles>
    <meta:document-statistic meta:table-count="0" meta:image-count="0" meta:object-count="0" meta:page-count="2" meta:paragraph-count="45" meta:word-count="380" meta:character-count="2620" meta:non-whitespace-character-count="2259"/>
    <meta:user-defined meta:name="AppVersion">12.0000</meta:user-defined>
    <meta:user-defined meta:name="Created" meta:value-type="date">2025-11-05T00:00:00</meta:user-defined>
    <meta:user-defined meta:name="Creator">(unspecified)</meta:user-defined>
    <meta:user-defined meta:name="LastSaved" meta:value-type="date">2025-11-05T00:00:00</meta:user-defined>
    <meta:user-defined meta:name="Producer" meta:value-type="string">ReportLab PDF Library - www.reportlab.com</meta:user-defined>
    <meta:template xlink:type="simple" xlink:actuate="onRequest" xlink:title="Normal" xlink:href=""/>
  </office:meta>
</office:document-meta>
</file>